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0000000600B2DAA88D9EEF2A9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4.249cm" svg:x="1.001cm" svg:y="0.376cm">
          <draw:image xlink:href="Pictures/100000000000080000000600B2DAA88D9EEF2A9D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cm" fo:margin-bottom="0.2cm" fo:margin-left="0.2cm" fo:margin-right="0.2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07T16:45:57.265039927</dc:date>
    <meta:editing-duration>PT1M29S</meta:editing-duration>
    <meta:editing-cycles>1</meta:editing-cycles>
    <meta:document-statistic meta:object-count="1"/>
    <meta:generator>LibreOffice/6.4.6.2$Linux_X86_64 LibreOffice_project/40$Build-2</meta:generator>
  </office:meta>
</office:document-meta>
</file>